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5.667cm" style:rel-column-width="21845*"/>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2" style:family="table">
      <style:table-properties style:width="17.013cm" fo:margin-left="0cm" table:align="left"/>
    </style:style>
    <style:style style:name="Tabella2.A" style:family="table-column">
      <style:table-column-properties style:column-width="5.666cm"/>
    </style:style>
    <style:style style:name="Tabella2.B" style:family="table-column">
      <style:table-column-properties style:column-width="5.667cm"/>
    </style:style>
    <style:style style:name="Tabella2.C" style:family="table-column">
      <style:table-column-properties style:column-width="5.68cm"/>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5694a" officeooo:paragraph-rsid="0005694a"/>
    </style:style>
    <style:style style:name="P2" style:family="paragraph" style:parent-style-name="Standard">
      <style:text-properties fo:font-size="22pt" officeooo:rsid="0005694a" officeooo:paragraph-rsid="0005694a" style:font-size-asian="22pt" style:font-size-complex="22pt"/>
    </style:style>
    <style:style style:name="P3" style:family="paragraph" style:parent-style-name="Standard">
      <style:text-properties fo:font-size="18pt" officeooo:rsid="0005694a" officeooo:paragraph-rsid="0005694a" style:font-size-asian="18pt" style:font-size-complex="18pt"/>
    </style:style>
    <style:style style:name="P4" style:family="paragraph" style:parent-style-name="Standard">
      <style:text-properties fo:font-size="18pt" officeooo:rsid="0005694a" officeooo:paragraph-rsid="00065b91" style:font-size-asian="18pt" style:font-size-complex="18pt"/>
    </style:style>
    <style:style style:name="P5" style:family="paragraph" style:parent-style-name="Standard">
      <style:text-properties fo:color="#800000" officeooo:rsid="0005694a" officeooo:paragraph-rsid="0005694a"/>
    </style:style>
    <style:style style:name="P6" style:family="paragraph" style:parent-style-name="Standard">
      <style:text-properties fo:color="#800000" officeooo:rsid="00065b91" officeooo:paragraph-rsid="00065b91"/>
    </style:style>
    <style:style style:name="P7" style:family="paragraph" style:parent-style-name="Standard">
      <style:text-properties fo:font-style="italic" officeooo:rsid="0005694a" officeooo:paragraph-rsid="0005694a" style:font-style-asian="italic" style:font-style-complex="italic"/>
    </style:style>
    <style:style style:name="P8" style:family="paragraph" style:parent-style-name="Standard">
      <style:text-properties fo:font-style="italic" officeooo:rsid="00065b91" officeooo:paragraph-rsid="00065b91" style:font-style-asian="italic" style:font-style-complex="italic"/>
    </style:style>
    <style:style style:name="P9" style:family="paragraph" style:parent-style-name="Standard">
      <style:text-properties fo:font-style="italic" officeooo:rsid="0007a757" officeooo:paragraph-rsid="0007a757" style:font-style-asian="italic" style:font-style-complex="italic"/>
    </style:style>
    <style:style style:name="P10" style:family="paragraph" style:parent-style-name="Standard">
      <style:text-properties fo:font-style="normal" officeooo:rsid="0005694a" officeooo:paragraph-rsid="0005694a" style:font-style-asian="normal" style:font-style-complex="normal"/>
    </style:style>
    <style:style style:name="P11" style:family="paragraph" style:parent-style-name="Standard">
      <style:text-properties officeooo:rsid="0005cdd0" officeooo:paragraph-rsid="0005cdd0"/>
    </style:style>
    <style:style style:name="P12" style:family="paragraph" style:parent-style-name="Standard">
      <style:text-properties fo:font-size="15pt" officeooo:rsid="0005694a" officeooo:paragraph-rsid="00065b91" style:font-size-asian="15pt" style:font-size-complex="15pt"/>
    </style:style>
    <style:style style:name="P13" style:family="paragraph" style:parent-style-name="Standard">
      <style:text-properties officeooo:rsid="00065b91" officeooo:paragraph-rsid="00065b91"/>
    </style:style>
    <style:style style:name="P14" style:family="paragraph" style:parent-style-name="Standard">
      <style:text-properties officeooo:rsid="0008ad9c" officeooo:paragraph-rsid="0008ad9c"/>
    </style:style>
    <style:style style:name="P15" style:family="paragraph" style:parent-style-name="Standard">
      <style:text-properties style:font-name="Liberation Serif" fo:font-size="12pt" fo:font-style="italic" officeooo:rsid="0007a757" officeooo:paragraph-rsid="0007a757" style:font-size-asian="12pt" style:font-style-asian="italic" style:font-size-complex="12pt" style:font-style-complex="italic"/>
    </style:style>
    <style:style style:name="P16" style:family="paragraph" style:parent-style-name="Standard">
      <style:text-properties style:font-name="Liberation Serif" fo:font-size="12pt" fo:font-style="normal" officeooo:rsid="0007a757" officeooo:paragraph-rsid="0007e47e" style:font-size-asian="12pt" style:font-style-asian="normal" style:font-size-complex="12pt" style:font-style-complex="normal"/>
    </style:style>
    <style:style style:name="P17" style:family="paragraph" style:parent-style-name="Standard">
      <style:text-properties style:font-name="Liberation Serif" fo:font-size="12pt" fo:font-style="normal" officeooo:rsid="0007e47e" officeooo:paragraph-rsid="0007e47e" style:font-size-asian="12pt" style:font-style-asian="normal" style:font-size-complex="12pt" style:font-style-complex="normal"/>
    </style:style>
    <style:style style:name="P18" style:family="paragraph" style:parent-style-name="Standard">
      <style:paragraph-properties fo:text-align="center" style:justify-single-word="false"/>
      <style:text-properties fo:font-size="32pt" fo:font-weight="bold" officeooo:rsid="00091967" officeooo:paragraph-rsid="00091967" style:font-size-asian="28pt" style:font-weight-asian="bold" style:font-size-complex="32pt" style:font-weight-complex="bold"/>
    </style:style>
    <style:style style:name="P19" style:family="paragraph" style:parent-style-name="Standard">
      <style:paragraph-properties fo:text-align="start" style:justify-single-word="false"/>
      <style:text-properties fo:font-size="14pt" fo:font-weight="bold" officeooo:rsid="00091967" officeooo:paragraph-rsid="00091967" style:font-size-asian="12.25pt" style:font-weight-asian="bold" style:font-size-complex="14pt" style:font-weight-complex="bold"/>
    </style:style>
    <style:style style:name="P20" style:family="paragraph" style:parent-style-name="Table_20_Contents">
      <style:text-properties officeooo:rsid="00065b91" officeooo:paragraph-rsid="00065b91"/>
    </style:style>
    <style:style style:name="P21" style:family="paragraph" style:parent-style-name="Table_20_Contents">
      <style:text-properties fo:font-size="15pt" officeooo:rsid="00065b91" officeooo:paragraph-rsid="00065b91" style:font-size-asian="15pt" style:font-size-complex="15pt"/>
    </style:style>
    <style:style style:name="P22" style:family="paragraph" style:parent-style-name="Table_20_Contents">
      <style:paragraph-properties fo:text-align="start" style:justify-single-word="false"/>
      <style:text-properties fo:color="#ff3333" fo:font-size="14pt" officeooo:rsid="00091967" officeooo:paragraph-rsid="00091967" style:font-size-asian="12.25pt" style:font-size-complex="14pt"/>
    </style:style>
    <style:style style:name="P23" style:family="paragraph" style:parent-style-name="Table_20_Contents">
      <style:paragraph-properties fo:margin-left="0cm" fo:margin-right="0cm" fo:orphans="2" fo:widows="2" fo:text-indent="0cm" style:auto-text-indent="false"/>
      <style:text-properties style:font-name="Liberation Serif" fo:font-size="12pt" officeooo:rsid="0007a757" officeooo:paragraph-rsid="0007a757" style:font-size-asian="12pt" style:font-size-complex="12pt"/>
    </style:style>
    <style:style style:name="P24" style:family="paragraph" style:parent-style-name="Standard" style:list-style-name="L1">
      <style:text-properties officeooo:rsid="0005694a" officeooo:paragraph-rsid="0005694a"/>
    </style:style>
    <style:style style:name="P25" style:family="paragraph" style:parent-style-name="Standard" style:list-style-name="L2">
      <style:text-properties officeooo:rsid="0005694a" officeooo:paragraph-rsid="0005694a"/>
    </style:style>
    <style:style style:name="P26" style:family="paragraph" style:parent-style-name="Standard" style:list-style-name="L3">
      <style:text-properties officeooo:rsid="0005694a" officeooo:paragraph-rsid="0005694a"/>
    </style:style>
    <style:style style:name="P27" style:family="paragraph" style:parent-style-name="Standard">
      <style:text-properties officeooo:rsid="0005694a" officeooo:paragraph-rsid="000ba244"/>
    </style:style>
    <style:style style:name="P28" style:family="paragraph" style:parent-style-name="Standard">
      <style:paragraph-properties fo:text-align="start" style:justify-single-word="false"/>
      <style:text-properties fo:font-size="14pt" officeooo:rsid="000a6a64" officeooo:paragraph-rsid="000a6a64" style:font-size-asian="12.25pt" style:font-size-complex="14pt"/>
    </style:style>
    <style:style style:name="P29" style:family="paragraph" style:parent-style-name="Standard">
      <style:paragraph-properties fo:text-align="start" style:justify-single-word="false"/>
      <style:text-properties fo:font-size="14pt" officeooo:rsid="000a8864" officeooo:paragraph-rsid="000a8864" style:font-size-asian="12.25pt" style:font-size-complex="14pt"/>
    </style:style>
    <style:style style:name="P30" style:family="paragraph" style:parent-style-name="Standard">
      <style:paragraph-properties fo:text-align="start" style:justify-single-word="false"/>
      <style:text-properties fo:font-size="14pt" officeooo:rsid="000a8864" officeooo:paragraph-rsid="000ca7c6" style:font-size-asian="12.25pt" style:font-size-complex="14pt"/>
    </style:style>
    <style:style style:name="P31" style:family="paragraph" style:parent-style-name="Standard">
      <style:paragraph-properties fo:text-align="start" style:justify-single-word="false"/>
      <style:text-properties fo:font-size="14pt" officeooo:rsid="0005cdd0" officeooo:paragraph-rsid="000ca7c6" style:font-size-asian="12.25pt" style:font-size-complex="14pt"/>
    </style:style>
    <style:style style:name="P32" style:family="paragraph" style:parent-style-name="Standard">
      <style:paragraph-properties fo:text-align="start" style:justify-single-word="false"/>
      <style:text-properties fo:font-size="14pt" officeooo:rsid="0005694a" officeooo:paragraph-rsid="000ca7c6" style:font-size-asian="12.25pt" style:font-size-complex="14pt"/>
    </style:style>
    <style:style style:name="P33" style:family="paragraph" style:parent-style-name="Standard">
      <style:text-properties officeooo:rsid="0008ad9c" officeooo:paragraph-rsid="000ca7c6"/>
    </style:style>
    <style:style style:name="P34" style:family="paragraph" style:parent-style-name="Standard">
      <style:text-properties officeooo:rsid="0005cdd0" officeooo:paragraph-rsid="000ba244"/>
    </style:style>
    <style:style style:name="P35" style:family="paragraph" style:parent-style-name="Standard">
      <style:text-properties officeooo:rsid="0005cdd0" officeooo:paragraph-rsid="000ca7c6"/>
    </style:style>
    <style:style style:name="P36" style:family="paragraph" style:parent-style-name="Table_20_Contents">
      <style:paragraph-properties fo:text-align="start" style:justify-single-word="false"/>
      <style:text-properties fo:font-size="14pt" officeooo:rsid="000a6a64" officeooo:paragraph-rsid="000a6a64" style:font-size-asian="12.25pt" style:font-size-complex="14pt"/>
    </style:style>
    <style:style style:name="P37" style:family="paragraph" style:parent-style-name="Table_20_Contents">
      <style:paragraph-properties fo:text-align="start" style:justify-single-word="false"/>
      <style:text-properties fo:font-size="14pt" officeooo:rsid="000ba244" officeooo:paragraph-rsid="000ba244" style:font-size-asian="12.25pt" style:font-size-complex="14pt"/>
    </style:style>
    <style:style style:name="P38" style:family="paragraph" style:parent-style-name="Table_20_Contents">
      <style:paragraph-properties fo:text-align="start" style:justify-single-word="false"/>
      <style:text-properties fo:font-size="14pt" officeooo:rsid="000ca7c6" officeooo:paragraph-rsid="000ca7c6" style:font-size-asian="12.25pt" style:font-size-complex="14pt"/>
    </style:style>
    <style:style style:name="P39" style:family="paragraph" style:parent-style-name="Table_20_Contents">
      <style:paragraph-properties fo:text-align="start" style:justify-single-word="false"/>
      <style:text-properties fo:font-size="14pt" officeooo:rsid="00065b91" officeooo:paragraph-rsid="000ca7c6" style:font-size-asian="12.25pt" style:font-size-complex="14pt"/>
    </style:style>
    <style:style style:name="P40" style:family="paragraph" style:parent-style-name="Table_20_Contents">
      <style:paragraph-properties fo:text-align="start" style:justify-single-word="false"/>
      <style:text-properties fo:font-size="14pt" officeooo:rsid="000e86bd" officeooo:paragraph-rsid="000e86bd" style:font-size-asian="12.25pt" style:font-size-complex="14pt"/>
    </style:style>
    <style:style style:name="P41" style:family="paragraph" style:parent-style-name="Table_20_Contents">
      <style:paragraph-properties fo:text-align="start" style:justify-single-word="false"/>
      <style:text-properties fo:font-size="14pt" officeooo:paragraph-rsid="000a8864" style:font-size-asian="14pt" style:font-size-complex="14pt"/>
    </style:style>
    <style:style style:name="P42" style:family="paragraph" style:parent-style-name="Table_20_Contents">
      <style:paragraph-properties fo:text-align="start" style:justify-single-word="false"/>
      <style:text-properties fo:font-size="14pt" officeooo:rsid="000a8864" officeooo:paragraph-rsid="000a8864" style:font-size-asian="14pt" style:font-size-complex="14pt"/>
    </style:style>
    <style:style style:name="T1" style:family="text">
      <style:text-properties officeooo:rsid="0005cdd0"/>
    </style:style>
    <style:style style:name="T2" style:family="text">
      <style:text-properties officeooo:rsid="00065b91"/>
    </style:style>
    <style:style style:name="T3" style:family="text">
      <style:text-properties fo:font-variant="normal" fo:text-transform="none" fo:color="#252525" fo:letter-spacing="normal" fo:font-style="normal" fo:font-weight="normal" style:font-weight-asian="normal" style:font-weight-complex="normal"/>
    </style:style>
    <style:style style:name="T4" style:family="text">
      <style:text-properties fo:font-variant="normal" fo:text-transform="none" fo:color="#252525" style:font-name="Liberation Serif"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252525" style:font-name="Liberation Serif" fo:font-size="12pt" fo:letter-spacing="normal" fo:font-style="normal" fo:font-weight="normal" officeooo:rsid="0007a757" style:font-size-asian="12pt" style:font-weight-asian="normal" style:font-size-complex="12pt" style:font-weight-complex="normal"/>
    </style:style>
    <style:style style:name="T6" style:family="text">
      <style:text-properties fo:font-variant="normal" fo:text-transform="none" fo:color="#252525" style:font-name="Liberation Serif" fo:font-size="12pt" fo:letter-spacing="normal" fo:font-style="normal" fo:font-weight="normal" officeooo:rsid="000ca7c6" style:font-size-asian="12pt" style:font-weight-asian="normal" style:font-size-complex="12pt" style:font-weight-complex="normal"/>
    </style:style>
    <style:style style:name="T7" style:family="text">
      <style:text-properties fo:font-variant="normal" fo:text-transform="none" fo:color="#252525" style:font-name="sans-serif" fo:letter-spacing="normal" fo:font-style="normal" fo:font-weight="normal"/>
    </style:style>
    <style:style style:name="T8" style:family="text">
      <style:text-properties fo:font-variant="normal" fo:text-transform="none" fo:color="#252525" style:font-name="sans-serif" fo:letter-spacing="normal" fo:font-style="normal" fo:font-weight="normal" officeooo:rsid="000a8864"/>
    </style:style>
    <style:style style:name="T9" style:family="text">
      <style:text-properties fo:font-variant="normal" fo:text-transform="none" fo:color="#252525" style:font-name="sans-serif" fo:letter-spacing="normal" fo:font-style="normal" fo:font-weight="normal" officeooo:rsid="000a6a64" style:font-size-asian="12.25pt"/>
    </style:style>
    <style:style style:name="T10" style:family="text">
      <style:text-properties fo:font-variant="normal" fo:text-transform="none" fo:color="#252525" style:font-name="sans-serif" fo:letter-spacing="normal" fo:font-style="normal" fo:font-weight="normal" officeooo:rsid="000a8864" style:font-size-asian="12.25pt"/>
    </style:style>
    <style:style style:name="T11" style:family="text">
      <style:text-properties style:font-name="Liberation Serif" fo:font-size="12pt" style:font-size-asian="12pt" style:font-size-complex="12pt"/>
    </style:style>
    <style:style style:name="T12" style:family="text">
      <style:text-properties officeooo:rsid="0007e47e"/>
    </style:style>
    <style:style style:name="T13" style:family="text">
      <style:text-properties officeooo:rsid="000ca7c6"/>
    </style:style>
    <style:style style:name="T14" style:family="text">
      <style:text-properties officeooo:rsid="0010207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oria per gioco astronomico (appunti)</text:p>
      <text:p text:style-name="P1"/>
      <text:p text:style-name="P3">Ipotetico livello 1:</text:p>
      <text:p text:style-name="P5">Dare i nomi ai pianeti del sistema solare</text:p>
      <text:p text:style-name="P1">1) Mercurio</text:p>
      <text:p text:style-name="P1">2) Venere</text:p>
      <text:p text:style-name="P1">3) Terra</text:p>
      <text:p text:style-name="P1">4) Marte</text:p>
      <text:p text:style-name="P1">5) Giove</text:p>
      <text:p text:style-name="P1">6) Saturno</text:p>
      <text:p text:style-name="P1">7) Urano</text:p>
      <text:p text:style-name="P1">8) Nettuno</text:p>
      <text:p text:style-name="P1">9) Plutone</text:p>
      <text:p text:style-name="P1"/>
      <text:p text:style-name="P3">Ipotetico livello 2:</text:p>
      <text:p text:style-name="P5">Classifica i pianeti nel sistema Solare</text:p>
      <text:p text:style-name="P1">Pianeti terrestri – rocciosi:</text:p>
      <text:p text:style-name="P7">Pianeti composti per lo più da roccia e metalli. Nel sistema solare si tratta dei pianeti interni, ovvero i 4 più vicini al Sole.</text:p>
      <text:list xml:id="list2492232344264045231" text:style-name="L1">
        <text:list-item>
          <text:p text:style-name="P24">Mercurio</text:p>
        </text:list-item>
        <text:list-item>
          <text:p text:style-name="P24">Venere</text:p>
        </text:list-item>
        <text:list-item>
          <text:p text:style-name="P24">Terra</text:p>
        </text:list-item>
        <text:list-item>
          <text:p text:style-name="P24">Marte</text:p>
        </text:list-item>
      </text:list>
      <text:p text:style-name="P1">Pianeti giganti gassosi – gioviani:</text:p>
      <text:p text:style-name="P7">Pianeti composti per lo più da elementi gassosi, con solido soltanto il possibile nucleo. Sono caratterizzati solitamente da una densità molto bassa ma da un Volume molto grande (rispetto ai pianeti terrestri).</text:p>
      <text:p text:style-name="P7">Nel sistema Solare si tratta dei pianeti esterni, ovvero i 4 più lontani dal Sole.</text:p>
      <text:list xml:id="list6708499738077606368" text:style-name="L2">
        <text:list-item>
          <text:p text:style-name="P25">Giove</text:p>
        </text:list-item>
        <text:list-item>
          <text:p text:style-name="P25">Saturno</text:p>
        </text:list-item>
        <text:list-item>
          <text:p text:style-name="P25">Urano</text:p>
        </text:list-item>
        <text:list-item>
          <text:p text:style-name="P25">Nettuno</text:p>
        </text:list-item>
      </text:list>
      <text:p text:style-name="P1">Pianeta nano:</text:p>
      <text:p text:style-name="P7">Pianeta roccioso che però si è <text:s/>formato con una forma e una orbita non regolare.</text:p>
      <text:p text:style-name="P7">Nel sistema solare ve ne è soltanto 1 e anche se come caratteristiche è più simile a un pianeta roccioso (anche se molto più piccolo), <text:s/>è situato dopo i pianeti gassosi, per ultimo.</text:p>
      <text:list xml:id="list2572666437966608356" text:style-name="L3">
        <text:list-item>
          <text:p text:style-name="P26">Plutone</text:p>
        </text:list-item>
      </text:list>
      <text:p text:style-name="P1"/>
      <text:p text:style-name="P4"/>
      <text:p text:style-name="P4"/>
      <text:p text:style-name="P4"/>
      <text:p text:style-name="P4"/>
      <text:p text:style-name="P4"/>
      <text:p text:style-name="P4"><text:soft-page-break/></text:p>
      <text:p text:style-name="P4"/>
      <text:p text:style-name="P4"/>
      <text:p text:style-name="P4">Ipotetico livello <text:span text:style-name="T2">3</text:span>:</text:p>
      <text:p text:style-name="P6">Calcolo della distanza tra pianeti e sole in unità astronomiche</text:p>
      <table:table table:name="Tabella1" table:style-name="Tabella1">
        <table:table-column table:style-name="Tabella1.A" table:number-columns-repeated="3"/>
        <table:table-row>
          <table:table-cell table:style-name="Tabella1.A1" office:value-type="string">
            <text:p text:style-name="P21">Pianeta</text:p>
          </table:table-cell>
          <table:table-cell table:style-name="Tabella1.A1" office:value-type="string">
            <text:p text:style-name="P21">Distanza (M)</text:p>
          </table:table-cell>
          <table:table-cell table:style-name="Tabella1.C1" office:value-type="string">
            <text:p text:style-name="P21">Distanza (U.A.)</text:p>
          </table:table-cell>
        </table:table-row>
        <table:table-row>
          <table:table-cell table:style-name="Tabella1.A2" office:value-type="string">
            <text:p text:style-name="P12">Mercurio</text:p>
          </table:table-cell>
          <table:table-cell table:style-name="Tabella1.A2" office:value-type="string">
            <text:p text:style-name="Table_20_Contents"/>
          </table:table-cell>
          <table:table-cell table:style-name="Tabella1.C2" office:value-type="string">
            <text:p text:style-name="P20">0,387</text:p>
          </table:table-cell>
        </table:table-row>
        <table:table-row>
          <table:table-cell table:style-name="Tabella1.A2" office:value-type="string">
            <text:p text:style-name="P12">Venere</text:p>
          </table:table-cell>
          <table:table-cell table:style-name="Tabella1.A2" office:value-type="string">
            <text:p text:style-name="Table_20_Contents"/>
          </table:table-cell>
          <table:table-cell table:style-name="Tabella1.C2" office:value-type="string">
            <text:p text:style-name="P20">0,723</text:p>
          </table:table-cell>
        </table:table-row>
        <table:table-row>
          <table:table-cell table:style-name="Tabella1.A2" office:value-type="string">
            <text:p text:style-name="P12">Terra</text:p>
          </table:table-cell>
          <table:table-cell table:style-name="Tabella1.A2" office:value-type="string">
            <text:p text:style-name="P23"><text:span text:style-name="T3">149.597.870,700</text:span> </text:p>
          </table:table-cell>
          <table:table-cell table:style-name="Tabella1.C2" office:value-type="string">
            <text:p text:style-name="P20">1</text:p>
          </table:table-cell>
        </table:table-row>
        <table:table-row>
          <table:table-cell table:style-name="Tabella1.A2" office:value-type="string">
            <text:p text:style-name="P12">Marte</text:p>
          </table:table-cell>
          <table:table-cell table:style-name="Tabella1.A2" office:value-type="string">
            <text:p text:style-name="Table_20_Contents"/>
          </table:table-cell>
          <table:table-cell table:style-name="Tabella1.C2" office:value-type="string">
            <text:p text:style-name="P20">1,524</text:p>
          </table:table-cell>
        </table:table-row>
        <table:table-row>
          <table:table-cell table:style-name="Tabella1.A2" office:value-type="string">
            <text:p text:style-name="P12">Giov<text:span text:style-name="T2">e</text:span></text:p>
          </table:table-cell>
          <table:table-cell table:style-name="Tabella1.A2" office:value-type="string">
            <text:p text:style-name="Table_20_Contents"/>
          </table:table-cell>
          <table:table-cell table:style-name="Tabella1.C2" office:value-type="string">
            <text:p text:style-name="P20">5,209</text:p>
          </table:table-cell>
        </table:table-row>
        <table:table-row>
          <table:table-cell table:style-name="Tabella1.A2" office:value-type="string">
            <text:p text:style-name="P21">Saturno</text:p>
          </table:table-cell>
          <table:table-cell table:style-name="Tabella1.A2" office:value-type="string">
            <text:p text:style-name="Table_20_Contents"/>
          </table:table-cell>
          <table:table-cell table:style-name="Tabella1.C2" office:value-type="string">
            <text:p text:style-name="P20">9,539</text:p>
          </table:table-cell>
        </table:table-row>
        <table:table-row>
          <table:table-cell table:style-name="Tabella1.A2" office:value-type="string">
            <text:p text:style-name="P21">Urano</text:p>
          </table:table-cell>
          <table:table-cell table:style-name="Tabella1.A2" office:value-type="string">
            <text:p text:style-name="Table_20_Contents"/>
          </table:table-cell>
          <table:table-cell table:style-name="Tabella1.C2" office:value-type="string">
            <text:p text:style-name="P20">19,18</text:p>
          </table:table-cell>
        </table:table-row>
        <table:table-row>
          <table:table-cell table:style-name="Tabella1.A2" office:value-type="string">
            <text:p text:style-name="P21">Nettuno</text:p>
          </table:table-cell>
          <table:table-cell table:style-name="Tabella1.A2" office:value-type="string">
            <text:p text:style-name="Table_20_Contents"/>
          </table:table-cell>
          <table:table-cell table:style-name="Tabella1.C2" office:value-type="string">
            <text:p text:style-name="P20">30,06</text:p>
          </table:table-cell>
        </table:table-row>
        <table:table-row>
          <table:table-cell table:style-name="Tabella1.A2" office:value-type="string">
            <text:p text:style-name="P21">Plutone</text:p>
          </table:table-cell>
          <table:table-cell table:style-name="Tabella1.A2" office:value-type="string">
            <text:p text:style-name="Table_20_Contents"/>
          </table:table-cell>
          <table:table-cell table:style-name="Tabella1.C2" office:value-type="string">
            <text:p text:style-name="P20">39,44</text:p>
          </table:table-cell>
        </table:table-row>
      </table:table>
      <text:p text:style-name="P13"/>
      <text:p text:style-name="P8">Le unità astronomica (spesso abbreviate in U.A.) sono una unità di misura di distanza molto grande usata per calcolare distanze astronomiche che in metri risulterebbero un pelino scomode.</text:p>
      <text:p text:style-name="P8">Solitamente vengono usate per distanze relative a una stella di riferimento come nel nostro caso il Sole, infatti per calcolare distanze tra stelle abbiamo bisogno solitamente di un’unità di misura ancora più grande, l’Anno Luce, dato che perfino le U.A. risulterebbero troppo piccole per tali distanze.</text:p>
      <text:p text:style-name="P9">Una unità astronomica vale quanto la distanza tra la Terra e il Sole: <text:span text:style-name="T4">149.597.870,700</text:span><text:span text:style-name="T11"> <text:s/>Metri.</text:span></text:p>
      <text:p text:style-name="P15"/>
      <text:p text:style-name="P16">Formula per calcolare le U.A.:</text:p>
      <text:p text:style-name="P17">Distanza Metri Pianeta : Distanza U.A. Pianeta = 149.597.870,700 : 1</text:p>
      <text:p text:style-name="P17">Distanza U.A. = Distanza Metri Pianeta / 149.597.870,70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3">Ipotetico livello x (difficile):</text:p>
      <text:p text:style-name="P5">Calcolo massa:</text:p>
      <text:p text:style-name="P10">Per calcolare la massa della Terra gli scienziati mandarono in orbita un satellite e vi applicarono la formula di “gravitazione universale”</text:p>
      <text:p text:style-name="P1"/>
      <text:p text:style-name="P1">Massa Terra = <text:span text:style-name="T1">g*r^2/G</text:span></text:p>
      <text:p text:style-name="P14">r (raggio della Terra) = 6.371 kM</text:p>
      <text:p text:style-name="P11">g (costante accelerazione di gravità) = 9,8</text:p>
      <text:p text:style-name="P11">G (costante gravitazione universale = 6,67 x 10^-1<text:span text:style-name="T12">1</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8">MARTE</text:p>
      <table:table table:name="Tabella2" table:style-name="Tabella2">
        <table:table-column table:style-name="Tabella2.A"/>
        <table:table-column table:style-name="Tabella2.B"/>
        <table:table-column table:style-name="Tabella2.C"/>
        <table:table-row>
          <table:table-cell table:style-name="Tabella2.A1" office:value-type="string">
            <text:p text:style-name="P22">Domanda </text:p>
          </table:table-cell>
          <table:table-cell table:style-name="Tabella2.A1" office:value-type="string">
            <text:p text:style-name="P22">Aiuto</text:p>
          </table:table-cell>
          <table:table-cell table:style-name="Tabella2.C1" office:value-type="string">
            <text:p text:style-name="P22">Risposta</text:p>
          </table:table-cell>
        </table:table-row>
        <table:table-row>
          <table:table-cell table:style-name="Tabella2.A2" office:value-type="string">
            <text:p text:style-name="P36">Come si chiama?</text:p>
          </table:table-cell>
          <table:table-cell table:style-name="Tabella2.A2" office:value-type="string">
            <text:p text:style-name="P36">Impiccato</text:p>
          </table:table-cell>
          <table:table-cell table:style-name="Tabella2.C2" office:value-type="string">
            <text:p text:style-name="P36">Marte</text:p>
          </table:table-cell>
        </table:table-row>
        <table:table-row>
          <table:table-cell table:style-name="Tabella2.A2" office:value-type="string">
            <text:p text:style-name="P36">Classificazione?</text:p>
          </table:table-cell>
          <table:table-cell table:style-name="Tabella2.A2" office:value-type="string">
            <text:p text:style-name="P36">Appunti su<text:span text:style-name="T13">l</text:span> tipo di pianeta</text:p>
          </table:table-cell>
          <table:table-cell table:style-name="Tabella2.C2" office:value-type="string">
            <text:p text:style-name="P36">Roccioso/Terrestre</text:p>
          </table:table-cell>
        </table:table-row>
        <table:table-row>
          <table:table-cell table:style-name="Tabella2.A2" office:value-type="string">
            <text:p text:style-name="P38">Distanza U.A.</text:p>
          </table:table-cell>
          <table:table-cell table:style-name="Tabella2.A2" office:value-type="string">
            <text:p text:style-name="P38">Distanza Metri Marte/ <text:span text:style-name="T5">149.597.870,700</text:span></text:p>
          </table:table-cell>
          <table:table-cell table:style-name="Tabella2.C2" office:value-type="string">
            <text:p text:style-name="P39"><text:span text:style-name="T13">Distanza Metri Marte /</text:span></text:p>
            <text:p text:style-name="P39"><text:span text:style-name="T5">149.597.870,700 </text:span><text:span text:style-name="T6">=</text:span></text:p>
            <text:p text:style-name="P39">1,524</text:p>
            <text:p text:style-name="P39">-------------------------------</text:p>
            <text:p text:style-name="P40">Distanza Marte = </text:p>
            <text:p text:style-name="P40">227.940.000,000 <text:span text:style-name="T14">M</text:span></text:p>
          </table:table-cell>
        </table:table-row>
        <table:table-row>
          <table:table-cell table:style-name="Tabella2.A2" office:value-type="string">
            <text:p text:style-name="P36">Volume?</text:p>
          </table:table-cell>
          <table:table-cell table:style-name="Tabella2.A2" office:value-type="string">
            <text:p text:style-name="P28">4/3*3,14*r^3</text:p>
            <text:p text:style-name="P29">Bisogna apportare un apposito sistema di approssimazione perché i valori non risulteranno mai precisi al 100%</text:p>
          </table:table-cell>
          <table:table-cell table:style-name="Tabella2.C2" office:value-type="string">
            <text:p text:style-name="P41"><text:span text:style-name="T9">4/3*3,14*r^3 </text:span><text:span text:style-name="T10">=</text:span><text:span text:style-name="T9"> </text:span><text:span text:style-name="T7">1,6318×1</text:span><text:span text:style-name="T8">0^20</text:span></text:p>
            <text:p text:style-name="P41"><text:span text:style-name="T8">-------------------------------</text:span></text:p>
            <text:p text:style-name="P42"><text:span text:style-name="T7">r = Raggio di Marte =</text:span></text:p>
            <text:p text:style-name="P42"><text:span text:style-name="T7">3.390.000 M </text:span></text:p>
          </table:table-cell>
        </table:table-row>
        <table:table-row>
          <table:table-cell table:style-name="Tabella2.A2" office:value-type="string">
            <text:p text:style-name="P37">Massa?</text:p>
          </table:table-cell>
          <table:table-cell table:style-name="Tabella2.A2" office:value-type="string">
            <text:p text:style-name="P27">Massa <text:span text:style-name="T13">Marte </text:span>= <text:span text:style-name="T1">g*r^2/G</text:span></text:p>
            <text:p text:style-name="P30">Bisogna apportare un apposito sistema di approssimazione perché i valori non risulteranno mai precisi al 100%</text:p>
          </table:table-cell>
          <table:table-cell table:style-name="Tabella2.C2" office:value-type="string">
            <text:p text:style-name="P32"><text:span text:style-name="T1">g*r^2/G = 6,4 x 10^23</text:span></text:p>
            <text:p text:style-name="P32">------------------------------</text:p>
            <text:p text:style-name="P33">r (raggio d<text:span text:style-name="T13">i Marte</text:span>) = <text:span text:style-name="T13">3.390</text:span> kM</text:p>
            <text:p text:style-name="P35">g (costante accelerazione di gravità) = <text:span text:style-name="T13">3,7</text:span></text:p>
            <text:p text:style-name="P31">G (costante gravitazione universale = 6,67 x 10^-1<text:span text:style-name="T12">1</text:span></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6:29:31.068000000</meta:creation-date>
    <dc:date>2017-03-09T10:29:55.276000000</dc:date>
    <meta:editing-duration>PT33M34S</meta:editing-duration>
    <meta:editing-cycles>9</meta:editing-cycles>
    <meta:generator>LibreOffice/5.0.1.2$Windows_x86 LibreOffice_project/81898c9f5c0d43f3473ba111d7b351050be20261</meta:generator>
    <meta:document-statistic meta:table-count="2" meta:image-count="0" meta:object-count="0" meta:page-count="4" meta:paragraph-count="101" meta:word-count="506" meta:character-count="3167" meta:non-whitespace-character-count="2762"/>
  </office:meta>
</office:document-meta>
</file>